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273cm" svg:height="9.715cm" svg:x="16.649cm" svg:y="0.206cm">
            <draw:object draw:notify-on-update-of-ranges="Sheet1.B1:Sheet1.B1 Sheet1.B2:Sheet1.B76 Sheet1.C1:Sheet1.C1 Sheet1.C2:Sheet1.C76 Sheet1.B1:Sheet1.B1 Sheet1.B2:Sheet1.B76 Sheet1.D1:Sheet1.D1 Sheet1.D2:Sheet1.D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392cm" svg:height="9.782cm" svg:x="16.952cm" svg:y="10.113cm">
            <draw:object draw:notify-on-update-of-ranges="Sheet1.B1:Sheet1.B1 Sheet1.B2:Sheet1.B76 Sheet1.E1:Sheet1.E1 Sheet1.E2:Sheet1.E76 Sheet1.B1:Sheet1.B1 Sheet1.B2:Sheet1.B76 Sheet1.F1:Sheet1.F1 Sheet1.F2:Sheet1.F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 scaled</text:p>
          </table:table-cell>
          <table:table-cell office:value-type="string" calcext:value-type="string">
            <text:p>v1 scal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60/74*([.A2]-1)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office:value-type="float" office:value="523" calcext:value-type="float">
            <text:p>523</text:p>
          </table:table-cell>
          <table:table-cell table:formula="of:=([.C2]-500)/400" office:value-type="float" office:value="0.9975" calcext:value-type="float">
            <text:p>0.9975</text:p>
          </table:table-cell>
          <table:table-cell table:formula="of:=([.D2]-500)/400" office:value-type="float" office:value="0.0575" calcext:value-type="float">
            <text:p>0.05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60/74*([.A3]-1)" office:value-type="float" office:value="4.86486486486487" calcext:value-type="float">
            <text:p>4.86486486486487</text:p>
          </table:table-cell>
          <table:table-cell office:value-type="float" office:value="896" calcext:value-type="float">
            <text:p>896</text:p>
          </table:table-cell>
          <table:table-cell office:value-type="float" office:value="560" calcext:value-type="float">
            <text:p>560</text:p>
          </table:table-cell>
          <table:table-cell table:formula="of:=([.C3]-500)/400" office:value-type="float" office:value="0.99" calcext:value-type="float">
            <text:p>0.99</text:p>
          </table:table-cell>
          <table:table-cell table:formula="of:=([.D3]-500)/400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60/74*([.A4]-1)" office:value-type="float" office:value="9.72972972972973" calcext:value-type="float">
            <text:p>9.72972972972973</text:p>
          </table:table-cell>
          <table:table-cell office:value-type="float" office:value="890" calcext:value-type="float">
            <text:p>890</text:p>
          </table:table-cell>
          <table:table-cell office:value-type="float" office:value="593" calcext:value-type="float">
            <text:p>593</text:p>
          </table:table-cell>
          <table:table-cell table:formula="of:=([.C4]-500)/400" office:value-type="float" office:value="0.975" calcext:value-type="float">
            <text:p>0.975</text:p>
          </table:table-cell>
          <table:table-cell table:formula="of:=([.D4]-500)/400" office:value-type="float" office:value="0.2325" calcext:value-type="float">
            <text:p>0.23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60/74*([.A5]-1)" office:value-type="float" office:value="14.5945945945946" calcext:value-type="float">
            <text:p>14.5945945945946</text:p>
          </table:table-cell>
          <table:table-cell office:value-type="float" office:value="882" calcext:value-type="float">
            <text:p>882</text:p>
          </table:table-cell>
          <table:table-cell office:value-type="float" office:value="625" calcext:value-type="float">
            <text:p>625</text:p>
          </table:table-cell>
          <table:table-cell table:formula="of:=([.C5]-500)/400" office:value-type="float" office:value="0.955" calcext:value-type="float">
            <text:p>0.955</text:p>
          </table:table-cell>
          <table:table-cell table:formula="of:=([.D5]-500)/400"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60/74*([.A6]-1)" office:value-type="float" office:value="19.4594594594595" calcext:value-type="float">
            <text:p>19.4594594594595</text:p>
          </table:table-cell>
          <table:table-cell office:value-type="float" office:value="872" calcext:value-type="float">
            <text:p>872</text:p>
          </table:table-cell>
          <table:table-cell office:value-type="float" office:value="654" calcext:value-type="float">
            <text:p>654</text:p>
          </table:table-cell>
          <table:table-cell table:formula="of:=([.C6]-500)/400" office:value-type="float" office:value="0.93" calcext:value-type="float">
            <text:p>0.93</text:p>
          </table:table-cell>
          <table:table-cell table:formula="of:=([.D6]-500)/400"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60/74*([.A7]-1)" office:value-type="float" office:value="24.3243243243243" calcext:value-type="float">
            <text:p>24.3243243243243</text:p>
          </table:table-cell>
          <table:table-cell office:value-type="float" office:value="856" calcext:value-type="float">
            <text:p>856</text:p>
          </table:table-cell>
          <table:table-cell office:value-type="float" office:value="690" calcext:value-type="float">
            <text:p>690</text:p>
          </table:table-cell>
          <table:table-cell table:formula="of:=([.C7]-500)/400" office:value-type="float" office:value="0.89" calcext:value-type="float">
            <text:p>0.89</text:p>
          </table:table-cell>
          <table:table-cell table:formula="of:=([.D7]-500)/400" office:value-type="float" office:value="0.475" calcext:value-type="float">
            <text:p>0.4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60/74*([.A8]-1)" office:value-type="float" office:value="29.1891891891892" calcext:value-type="float">
            <text:p>29.1891891891892</text:p>
          </table:table-cell>
          <table:table-cell office:value-type="float" office:value="840" calcext:value-type="float">
            <text:p>840</text:p>
          </table:table-cell>
          <table:table-cell office:value-type="float" office:value="718" calcext:value-type="float">
            <text:p>718</text:p>
          </table:table-cell>
          <table:table-cell table:formula="of:=([.C8]-500)/400" office:value-type="float" office:value="0.85" calcext:value-type="float">
            <text:p>0.85</text:p>
          </table:table-cell>
          <table:table-cell table:formula="of:=([.D8]-500)/400" office:value-type="float" office:value="0.545" calcext:value-type="float">
            <text:p>0.5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60/74*([.A9]-1)" office:value-type="float" office:value="34.0540540540541" calcext:value-type="float">
            <text:p>34.0540540540541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([.C9]-500)/400" office:value-type="float" office:value="0.8025" calcext:value-type="float">
            <text:p>0.8025</text:p>
          </table:table-cell>
          <table:table-cell table:formula="of:=([.D9]-500)/400" office:value-type="float" office:value="0.6175" calcext:value-type="float">
            <text:p>0.61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60/74*([.A10]-1)" office:value-type="float" office:value="38.9189189189189" calcext:value-type="float">
            <text:p>38.9189189189189</text:p>
          </table:table-cell>
          <table:table-cell office:value-type="float" office:value="804" calcext:value-type="float">
            <text:p>804</text:p>
          </table:table-cell>
          <table:table-cell office:value-type="float" office:value="770" calcext:value-type="float">
            <text:p>770</text:p>
          </table:table-cell>
          <table:table-cell table:formula="of:=([.C10]-500)/400" office:value-type="float" office:value="0.76" calcext:value-type="float">
            <text:p>0.76</text:p>
          </table:table-cell>
          <table:table-cell table:formula="of:=([.D10]-500)/400" office:value-type="float" office:value="0.675" calcext:value-type="float">
            <text:p>0.6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60/74*([.A11]-1)" office:value-type="float" office:value="43.7837837837838" calcext:value-type="float">
            <text:p>43.7837837837838</text:p>
          </table:table-cell>
          <table:table-cell office:value-type="float" office:value="777" calcext:value-type="float">
            <text:p>777</text:p>
          </table:table-cell>
          <table:table-cell office:value-type="float" office:value="799" calcext:value-type="float">
            <text:p>799</text:p>
          </table:table-cell>
          <table:table-cell table:formula="of:=([.C11]-500)/400" office:value-type="float" office:value="0.6925" calcext:value-type="float">
            <text:p>0.6925</text:p>
          </table:table-cell>
          <table:table-cell table:formula="of:=([.D11]-500)/400" office:value-type="float" office:value="0.7475" calcext:value-type="float">
            <text:p>0.74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60/74*([.A12]-1)" office:value-type="float" office:value="48.6486486486487" calcext:value-type="float">
            <text:p>48.6486486486487</text:p>
          </table:table-cell>
          <table:table-cell office:value-type="float" office:value="753" calcext:value-type="float">
            <text:p>753</text:p>
          </table:table-cell>
          <table:table-cell office:value-type="float" office:value="820" calcext:value-type="float">
            <text:p>820</text:p>
          </table:table-cell>
          <table:table-cell table:formula="of:=([.C12]-500)/400" office:value-type="float" office:value="0.6325" calcext:value-type="float">
            <text:p>0.6325</text:p>
          </table:table-cell>
          <table:table-cell table:formula="of:=([.D12]-500)/400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60/74*([.A13]-1)" office:value-type="float" office:value="53.5135135135135" calcext:value-type="float">
            <text:p>53.5135135135135</text:p>
          </table:table-cell>
          <table:table-cell office:value-type="float" office:value="724" calcext:value-type="float">
            <text:p>724</text:p>
          </table:table-cell>
          <table:table-cell office:value-type="float" office:value="844" calcext:value-type="float">
            <text:p>844</text:p>
          </table:table-cell>
          <table:table-cell table:formula="of:=([.C13]-500)/400" office:value-type="float" office:value="0.56" calcext:value-type="float">
            <text:p>0.56</text:p>
          </table:table-cell>
          <table:table-cell table:formula="of:=([.D13]-500)/400"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60/74*([.A14]-1)" office:value-type="float" office:value="58.3783783783784" calcext:value-type="float">
            <text:p>58.3783783783784</text:p>
          </table:table-cell>
          <table:table-cell office:value-type="float" office:value="703" calcext:value-type="float">
            <text:p>703</text:p>
          </table:table-cell>
          <table:table-cell office:value-type="float" office:value="857" calcext:value-type="float">
            <text:p>857</text:p>
          </table:table-cell>
          <table:table-cell table:formula="of:=([.C14]-500)/400" office:value-type="float" office:value="0.5075" calcext:value-type="float">
            <text:p>0.5075</text:p>
          </table:table-cell>
          <table:table-cell table:formula="of:=([.D14]-500)/400" office:value-type="float" office:value="0.8925" calcext:value-type="float">
            <text:p>0.89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60/74*([.A15]-1)" office:value-type="float" office:value="63.2432432432432" calcext:value-type="float">
            <text:p>63.2432432432432</text:p>
          </table:table-cell>
          <table:table-cell office:value-type="float" office:value="670" calcext:value-type="float">
            <text:p>670</text:p>
          </table:table-cell>
          <table:table-cell office:value-type="float" office:value="875" calcext:value-type="float">
            <text:p>875</text:p>
          </table:table-cell>
          <table:table-cell table:formula="of:=([.C15]-500)/400" office:value-type="float" office:value="0.425" calcext:value-type="float">
            <text:p>0.425</text:p>
          </table:table-cell>
          <table:table-cell table:formula="of:=([.D15]-500)/400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60/74*([.A16]-1)" office:value-type="float" office:value="68.1081081081081" calcext:value-type="float">
            <text:p>68.1081081081081</text:p>
          </table:table-cell>
          <table:table-cell office:value-type="float" office:value="642" calcext:value-type="float">
            <text:p>642</text:p>
          </table:table-cell>
          <table:table-cell office:value-type="float" office:value="888" calcext:value-type="float">
            <text:p>888</text:p>
          </table:table-cell>
          <table:table-cell table:formula="of:=([.C16]-500)/400" office:value-type="float" office:value="0.355" calcext:value-type="float">
            <text:p>0.355</text:p>
          </table:table-cell>
          <table:table-cell table:formula="of:=([.D16]-500)/400"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60/74*([.A17]-1)" office:value-type="float" office:value="72.972972972973" calcext:value-type="float">
            <text:p>72.972972972973</text:p>
          </table:table-cell>
          <table:table-cell office:value-type="float" office:value="615" calcext:value-type="float">
            <text:p>615</text:p>
          </table:table-cell>
          <table:table-cell office:value-type="float" office:value="897" calcext:value-type="float">
            <text:p>897</text:p>
          </table:table-cell>
          <table:table-cell table:formula="of:=([.C17]-500)/400" office:value-type="float" office:value="0.2875" calcext:value-type="float">
            <text:p>0.2875</text:p>
          </table:table-cell>
          <table:table-cell table:formula="of:=([.D17]-500)/400" office:value-type="float" office:value="0.9925" calcext:value-type="float">
            <text:p>0.99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60/74*([.A18]-1)" office:value-type="float" office:value="77.8378378378378" calcext:value-type="float">
            <text:p>77.8378378378378</text:p>
          </table:table-cell>
          <table:table-cell office:value-type="float" office:value="587" calcext:value-type="float">
            <text:p>587</text:p>
          </table:table-cell>
          <table:table-cell office:value-type="float" office:value="904" calcext:value-type="float">
            <text:p>904</text:p>
          </table:table-cell>
          <table:table-cell table:formula="of:=([.C18]-500)/400" office:value-type="float" office:value="0.2175" calcext:value-type="float">
            <text:p>0.2175</text:p>
          </table:table-cell>
          <table:table-cell table:formula="of:=([.D18]-500)/400"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60/74*([.A19]-1)" office:value-type="float" office:value="82.7027027027027" calcext:value-type="float">
            <text:p>82.7027027027027</text:p>
          </table:table-cell>
          <table:table-cell office:value-type="float" office:value="556" calcext:value-type="float">
            <text:p>556</text:p>
          </table:table-cell>
          <table:table-cell office:value-type="float" office:value="908" calcext:value-type="float">
            <text:p>908</text:p>
          </table:table-cell>
          <table:table-cell table:formula="of:=([.C19]-500)/400" office:value-type="float" office:value="0.14" calcext:value-type="float">
            <text:p>0.14</text:p>
          </table:table-cell>
          <table:table-cell table:formula="of:=([.D19]-500)/400"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60/74*([.A20]-1)" office:value-type="float" office:value="87.5675675675676" calcext:value-type="float">
            <text:p>87.5675675675676</text:p>
          </table:table-cell>
          <table:table-cell office:value-type="float" office:value="524" calcext:value-type="float">
            <text:p>524</text:p>
          </table:table-cell>
          <table:table-cell office:value-type="float" office:value="911" calcext:value-type="float">
            <text:p>911</text:p>
          </table:table-cell>
          <table:table-cell table:formula="of:=([.C20]-500)/400" office:value-type="float" office:value="0.06" calcext:value-type="float">
            <text:p>0.06</text:p>
          </table:table-cell>
          <table:table-cell table:formula="of:=([.D20]-500)/400" office:value-type="float" office:value="1.0275" calcext:value-type="float">
            <text:p>1.02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360/74*([.A21]-1)" office:value-type="float" office:value="92.4324324324324" calcext:value-type="float">
            <text:p>92.4324324324324</text:p>
          </table:table-cell>
          <table:table-cell office:value-type="float" office:value="493" calcext:value-type="float">
            <text:p>493</text:p>
          </table:table-cell>
          <table:table-cell office:value-type="float" office:value="910" calcext:value-type="float">
            <text:p>910</text:p>
          </table:table-cell>
          <table:table-cell table:formula="of:=([.C21]-500)/400" office:value-type="float" office:value="-0.0175" calcext:value-type="float">
            <text:p>-0.0175</text:p>
          </table:table-cell>
          <table:table-cell table:formula="of:=([.D21]-500)/400" office:value-type="float" office:value="1.025" calcext:value-type="float">
            <text:p>1.0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360/74*([.A22]-1)" office:value-type="float" office:value="97.2972972972973" calcext:value-type="float">
            <text:p>97.2972972972973</text:p>
          </table:table-cell>
          <table:table-cell office:value-type="float" office:value="461" calcext:value-type="float">
            <text:p>461</text:p>
          </table:table-cell>
          <table:table-cell office:value-type="float" office:value="906" calcext:value-type="float">
            <text:p>906</text:p>
          </table:table-cell>
          <table:table-cell table:formula="of:=([.C22]-500)/400" office:value-type="float" office:value="-0.0975" calcext:value-type="float">
            <text:p>-0.0975</text:p>
          </table:table-cell>
          <table:table-cell table:formula="of:=([.D22]-500)/400" office:value-type="float" office:value="1.015" calcext:value-type="float">
            <text:p>1.0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360/74*([.A23]-1)" office:value-type="float" office:value="102.162162162162" calcext:value-type="float">
            <text:p>102.162162162162</text:p>
          </table:table-cell>
          <table:table-cell office:value-type="float" office:value="429" calcext:value-type="float">
            <text:p>429</text:p>
          </table:table-cell>
          <table:table-cell office:value-type="float" office:value="899" calcext:value-type="float">
            <text:p>899</text:p>
          </table:table-cell>
          <table:table-cell table:formula="of:=([.C23]-500)/400" office:value-type="float" office:value="-0.1775" calcext:value-type="float">
            <text:p>-0.1775</text:p>
          </table:table-cell>
          <table:table-cell table:formula="of:=([.D23]-500)/400" office:value-type="float" office:value="0.9975" calcext:value-type="float">
            <text:p>0.99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360/74*([.A24]-1)" office:value-type="float" office:value="107.027027027027" calcext:value-type="float">
            <text:p>107.027027027027</text:p>
          </table:table-cell>
          <table:table-cell office:value-type="float" office:value="396" calcext:value-type="float">
            <text:p>396</text:p>
          </table:table-cell>
          <table:table-cell office:value-type="float" office:value="889" calcext:value-type="float">
            <text:p>889</text:p>
          </table:table-cell>
          <table:table-cell table:formula="of:=([.C24]-500)/400" office:value-type="float" office:value="-0.26" calcext:value-type="float">
            <text:p>-0.26</text:p>
          </table:table-cell>
          <table:table-cell table:formula="of:=([.D24]-500)/400" office:value-type="float" office:value="0.9725" calcext:value-type="float">
            <text:p>0.97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360/74*([.A25]-1)" office:value-type="float" office:value="111.891891891892" calcext:value-type="float">
            <text:p>111.891891891892</text:p>
          </table:table-cell>
          <table:table-cell office:value-type="float" office:value="366" calcext:value-type="float">
            <text:p>366</text:p>
          </table:table-cell>
          <table:table-cell office:value-type="float" office:value="876" calcext:value-type="float">
            <text:p>876</text:p>
          </table:table-cell>
          <table:table-cell table:formula="of:=([.C25]-500)/400" office:value-type="float" office:value="-0.335" calcext:value-type="float">
            <text:p>-0.335</text:p>
          </table:table-cell>
          <table:table-cell table:formula="of:=([.D25]-500)/400"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360/74*([.A26]-1)" office:value-type="float" office:value="116.756756756757" calcext:value-type="float">
            <text:p>116.756756756757</text:p>
          </table:table-cell>
          <table:table-cell office:value-type="float" office:value="342" calcext:value-type="float">
            <text:p>342</text:p>
          </table:table-cell>
          <table:table-cell office:value-type="float" office:value="865" calcext:value-type="float">
            <text:p>865</text:p>
          </table:table-cell>
          <table:table-cell table:formula="of:=([.C26]-500)/400" office:value-type="float" office:value="-0.395" calcext:value-type="float">
            <text:p>-0.395</text:p>
          </table:table-cell>
          <table:table-cell table:formula="of:=([.D26]-500)/400" office:value-type="float" office:value="0.9125" calcext:value-type="float">
            <text:p>0.91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360/74*([.A27]-1)" office:value-type="float" office:value="121.621621621622" calcext:value-type="float">
            <text:p>121.621621621622</text:p>
          </table:table-cell>
          <table:table-cell office:value-type="float" office:value="314" calcext:value-type="float">
            <text:p>314</text:p>
          </table:table-cell>
          <table:table-cell office:value-type="float" office:value="848" calcext:value-type="float">
            <text:p>848</text:p>
          </table:table-cell>
          <table:table-cell table:formula="of:=([.C27]-500)/400" office:value-type="float" office:value="-0.465" calcext:value-type="float">
            <text:p>-0.465</text:p>
          </table:table-cell>
          <table:table-cell table:formula="of:=([.D27]-500)/400"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360/74*([.A28]-1)" office:value-type="float" office:value="126.486486486486" calcext:value-type="float">
            <text:p>126.486486486486</text:p>
          </table:table-cell>
          <table:table-cell office:value-type="float" office:value="285" calcext:value-type="float">
            <text:p>285</text:p>
          </table:table-cell>
          <table:table-cell office:value-type="float" office:value="828" calcext:value-type="float">
            <text:p>828</text:p>
          </table:table-cell>
          <table:table-cell table:formula="of:=([.C28]-500)/400" office:value-type="float" office:value="-0.5375" calcext:value-type="float">
            <text:p>-0.5375</text:p>
          </table:table-cell>
          <table:table-cell table:formula="of:=([.D28]-500)/400"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360/74*([.A29]-1)" office:value-type="float" office:value="131.351351351351" calcext:value-type="float">
            <text:p>131.351351351351</text:p>
          </table:table-cell>
          <table:table-cell office:value-type="float" office:value="259" calcext:value-type="float">
            <text:p>259</text:p>
          </table:table-cell>
          <table:table-cell office:value-type="float" office:value="807" calcext:value-type="float">
            <text:p>807</text:p>
          </table:table-cell>
          <table:table-cell table:formula="of:=([.C29]-500)/400" office:value-type="float" office:value="-0.6025" calcext:value-type="float">
            <text:p>-0.6025</text:p>
          </table:table-cell>
          <table:table-cell table:formula="of:=([.D29]-500)/400" office:value-type="float" office:value="0.7675" calcext:value-type="float">
            <text:p>0.76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360/74*([.A30]-1)" office:value-type="float" office:value="136.216216216216" calcext:value-type="float">
            <text:p>136.216216216216</text:p>
          </table:table-cell>
          <table:table-cell office:value-type="float" office:value="235" calcext:value-type="float">
            <text:p>235</text:p>
          </table:table-cell>
          <table:table-cell office:value-type="float" office:value="784" calcext:value-type="float">
            <text:p>784</text:p>
          </table:table-cell>
          <table:table-cell table:formula="of:=([.C30]-500)/400" office:value-type="float" office:value="-0.6625" calcext:value-type="float">
            <text:p>-0.6625</text:p>
          </table:table-cell>
          <table:table-cell table:formula="of:=([.D30]-500)/400"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360/74*([.A31]-1)" office:value-type="float" office:value="141.081081081081" calcext:value-type="float">
            <text:p>141.081081081081</text:p>
          </table:table-cell>
          <table:table-cell office:value-type="float" office:value="215" calcext:value-type="float">
            <text:p>215</text:p>
          </table:table-cell>
          <table:table-cell office:value-type="float" office:value="760" calcext:value-type="float">
            <text:p>760</text:p>
          </table:table-cell>
          <table:table-cell table:formula="of:=([.C31]-500)/400" office:value-type="float" office:value="-0.7125" calcext:value-type="float">
            <text:p>-0.7125</text:p>
          </table:table-cell>
          <table:table-cell table:formula="of:=([.D31]-500)/400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360/74*([.A32]-1)" office:value-type="float" office:value="145.945945945946" calcext:value-type="float">
            <text:p>145.945945945946</text:p>
          </table:table-cell>
          <table:table-cell office:value-type="float" office:value="195" calcext:value-type="float">
            <text:p>195</text:p>
          </table:table-cell>
          <table:table-cell office:value-type="float" office:value="734" calcext:value-type="float">
            <text:p>734</text:p>
          </table:table-cell>
          <table:table-cell table:formula="of:=([.C32]-500)/400" office:value-type="float" office:value="-0.7625" calcext:value-type="float">
            <text:p>-0.7625</text:p>
          </table:table-cell>
          <table:table-cell table:formula="of:=([.D32]-500)/400" office:value-type="float" office:value="0.585" calcext:value-type="float">
            <text:p>0.5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360/74*([.A33]-1)" office:value-type="float" office:value="150.810810810811" calcext:value-type="float">
            <text:p>150.810810810811</text:p>
          </table:table-cell>
          <table:table-cell office:value-type="float" office:value="176" calcext:value-type="float">
            <text:p>176</text:p>
          </table:table-cell>
          <table:table-cell office:value-type="float" office:value="705" calcext:value-type="float">
            <text:p>705</text:p>
          </table:table-cell>
          <table:table-cell table:formula="of:=([.C33]-500)/400" office:value-type="float" office:value="-0.81" calcext:value-type="float">
            <text:p>-0.81</text:p>
          </table:table-cell>
          <table:table-cell table:formula="of:=([.D33]-500)/400" office:value-type="float" office:value="0.5125" calcext:value-type="float">
            <text:p>0.51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360/74*([.A34]-1)" office:value-type="float" office:value="155.675675675676" calcext:value-type="float">
            <text:p>155.675675675676</text:p>
          </table:table-cell>
          <table:table-cell office:value-type="float" office:value="162" calcext:value-type="float">
            <text:p>162</text:p>
          </table:table-cell>
          <table:table-cell office:value-type="float" office:value="679" calcext:value-type="float">
            <text:p>679</text:p>
          </table:table-cell>
          <table:table-cell table:formula="of:=([.C34]-500)/400" office:value-type="float" office:value="-0.845" calcext:value-type="float">
            <text:p>-0.845</text:p>
          </table:table-cell>
          <table:table-cell table:formula="of:=([.D34]-500)/400" office:value-type="float" office:value="0.4475" calcext:value-type="float">
            <text:p>0.44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360/74*([.A35]-1)" office:value-type="float" office:value="160.540540540541" calcext:value-type="float">
            <text:p>160.540540540541</text:p>
          </table:table-cell>
          <table:table-cell office:value-type="float" office:value="150" calcext:value-type="float">
            <text:p>150</text:p>
          </table:table-cell>
          <table:table-cell office:value-type="float" office:value="651" calcext:value-type="float">
            <text:p>651</text:p>
          </table:table-cell>
          <table:table-cell table:formula="of:=([.C35]-500)/400" office:value-type="float" office:value="-0.875" calcext:value-type="float">
            <text:p>-0.875</text:p>
          </table:table-cell>
          <table:table-cell table:formula="of:=([.D35]-500)/400" office:value-type="float" office:value="0.3775" calcext:value-type="float">
            <text:p>0.37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360/74*([.A36]-1)" office:value-type="float" office:value="165.405405405405" calcext:value-type="float">
            <text:p>165.405405405405</text:p>
          </table:table-cell>
          <table:table-cell office:value-type="float" office:value="139" calcext:value-type="float">
            <text:p>139</text:p>
          </table:table-cell>
          <table:table-cell office:value-type="float" office:value="621" calcext:value-type="float">
            <text:p>621</text:p>
          </table:table-cell>
          <table:table-cell table:formula="of:=([.C36]-500)/400" office:value-type="float" office:value="-0.9025" calcext:value-type="float">
            <text:p>-0.9025</text:p>
          </table:table-cell>
          <table:table-cell table:formula="of:=([.D36]-500)/400" office:value-type="float" office:value="0.3025" calcext:value-type="float">
            <text:p>0.30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360/74*([.A37]-1)" office:value-type="float" office:value="170.27027027027" calcext:value-type="float">
            <text:p>170.27027027027</text:p>
          </table:table-cell>
          <table:table-cell office:value-type="float" office:value="130" calcext:value-type="float">
            <text:p>130</text:p>
          </table:table-cell>
          <table:table-cell office:value-type="float" office:value="588" calcext:value-type="float">
            <text:p>588</text:p>
          </table:table-cell>
          <table:table-cell table:formula="of:=([.C37]-500)/400" office:value-type="float" office:value="-0.925" calcext:value-type="float">
            <text:p>-0.925</text:p>
          </table:table-cell>
          <table:table-cell table:formula="of:=([.D37]-500)/400"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360/74*([.A38]-1)" office:value-type="float" office:value="175.135135135135" calcext:value-type="float">
            <text:p>175.135135135135</text:p>
          </table:table-cell>
          <table:table-cell office:value-type="float" office:value="125" calcext:value-type="float">
            <text:p>125</text:p>
          </table:table-cell>
          <table:table-cell office:value-type="float" office:value="554" calcext:value-type="float">
            <text:p>554</text:p>
          </table:table-cell>
          <table:table-cell table:formula="of:=([.C38]-500)/400" office:value-type="float" office:value="-0.9375" calcext:value-type="float">
            <text:p>-0.9375</text:p>
          </table:table-cell>
          <table:table-cell table:formula="of:=([.D38]-500)/400"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360/74*([.A39]-1)" office:value-type="float" office:value="180" calcext:value-type="float">
            <text:p>180</text:p>
          </table:table-cell>
          <table:table-cell office:value-type="float" office:value="123" calcext:value-type="float">
            <text:p>123</text:p>
          </table:table-cell>
          <table:table-cell office:value-type="float" office:value="522" calcext:value-type="float">
            <text:p>522</text:p>
          </table:table-cell>
          <table:table-cell table:formula="of:=([.C39]-500)/400" office:value-type="float" office:value="-0.9425" calcext:value-type="float">
            <text:p>-0.9425</text:p>
          </table:table-cell>
          <table:table-cell table:formula="of:=([.D39]-500)/400"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360/74*([.A40]-1)" office:value-type="float" office:value="184.864864864865" calcext:value-type="float">
            <text:p>184.864864864865</text:p>
          </table:table-cell>
          <table:table-cell office:value-type="float" office:value="123" calcext:value-type="float">
            <text:p>123</text:p>
          </table:table-cell>
          <table:table-cell office:value-type="float" office:value="490" calcext:value-type="float">
            <text:p>490</text:p>
          </table:table-cell>
          <table:table-cell table:formula="of:=([.C40]-500)/400" office:value-type="float" office:value="-0.9425" calcext:value-type="float">
            <text:p>-0.9425</text:p>
          </table:table-cell>
          <table:table-cell table:formula="of:=([.D40]-500)/400" office:value-type="float" office:value="-0.025" calcext:value-type="float">
            <text:p>-0.0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360/74*([.A41]-1)" office:value-type="float" office:value="189.72972972973" calcext:value-type="float">
            <text:p>189.72972972973</text:p>
          </table:table-cell>
          <table:table-cell office:value-type="float" office:value="127" calcext:value-type="float">
            <text:p>127</text:p>
          </table:table-cell>
          <table:table-cell office:value-type="float" office:value="455" calcext:value-type="float">
            <text:p>455</text:p>
          </table:table-cell>
          <table:table-cell table:formula="of:=([.C41]-500)/400" office:value-type="float" office:value="-0.9325" calcext:value-type="float">
            <text:p>-0.9325</text:p>
          </table:table-cell>
          <table:table-cell table:formula="of:=([.D41]-500)/400" office:value-type="float" office:value="-0.1125" calcext:value-type="float">
            <text:p>-0.11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360/74*([.A42]-1)" office:value-type="float" office:value="194.594594594595" calcext:value-type="float">
            <text:p>194.594594594595</text:p>
          </table:table-cell>
          <table:table-cell office:value-type="float" office:value="133" calcext:value-type="float">
            <text:p>133</text:p>
          </table:table-cell>
          <table:table-cell office:value-type="float" office:value="425" calcext:value-type="float">
            <text:p>425</text:p>
          </table:table-cell>
          <table:table-cell table:formula="of:=([.C42]-500)/400" office:value-type="float" office:value="-0.9175" calcext:value-type="float">
            <text:p>-0.9175</text:p>
          </table:table-cell>
          <table:table-cell table:formula="of:=([.D42]-500)/400" office:value-type="float" office:value="-0.1875" calcext:value-type="float">
            <text:p>-0.18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360/74*([.A43]-1)" office:value-type="float" office:value="199.459459459459" calcext:value-type="float">
            <text:p>199.459459459459</text:p>
          </table:table-cell>
          <table:table-cell office:value-type="float" office:value="142" calcext:value-type="float">
            <text:p>142</text:p>
          </table:table-cell>
          <table:table-cell office:value-type="float" office:value="395" calcext:value-type="float">
            <text:p>395</text:p>
          </table:table-cell>
          <table:table-cell table:formula="of:=([.C43]-500)/400" office:value-type="float" office:value="-0.895" calcext:value-type="float">
            <text:p>-0.895</text:p>
          </table:table-cell>
          <table:table-cell table:formula="of:=([.D43]-500)/400" office:value-type="float" office:value="-0.2625" calcext:value-type="float">
            <text:p>-0.26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360/74*([.A44]-1)" office:value-type="float" office:value="204.324324324324" calcext:value-type="float">
            <text:p>204.324324324324</text:p>
          </table:table-cell>
          <table:table-cell office:value-type="float" office:value="153" calcext:value-type="float">
            <text:p>153</text:p>
          </table:table-cell>
          <table:table-cell office:value-type="float" office:value="364" calcext:value-type="float">
            <text:p>364</text:p>
          </table:table-cell>
          <table:table-cell table:formula="of:=([.C44]-500)/400" office:value-type="float" office:value="-0.8675" calcext:value-type="float">
            <text:p>-0.8675</text:p>
          </table:table-cell>
          <table:table-cell table:formula="of:=([.D44]-500)/400" office:value-type="float" office:value="-0.34" calcext:value-type="float">
            <text:p>-0.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360/74*([.A45]-1)" office:value-type="float" office:value="209.189189189189" calcext:value-type="float">
            <text:p>209.189189189189</text:p>
          </table:table-cell>
          <table:table-cell office:value-type="float" office:value="167" calcext:value-type="float">
            <text:p>167</text:p>
          </table:table-cell>
          <table:table-cell office:value-type="float" office:value="335" calcext:value-type="float">
            <text:p>335</text:p>
          </table:table-cell>
          <table:table-cell table:formula="of:=([.C45]-500)/400" office:value-type="float" office:value="-0.8325" calcext:value-type="float">
            <text:p>-0.8325</text:p>
          </table:table-cell>
          <table:table-cell table:formula="of:=([.D45]-500)/400" office:value-type="float" office:value="-0.4125" calcext:value-type="float">
            <text:p>-0.4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360/74*([.A46]-1)" office:value-type="float" office:value="214.054054054054" calcext:value-type="float">
            <text:p>214.054054054054</text:p>
          </table:table-cell>
          <table:table-cell office:value-type="float" office:value="185" calcext:value-type="float">
            <text:p>185</text:p>
          </table:table-cell>
          <table:table-cell office:value-type="float" office:value="304" calcext:value-type="float">
            <text:p>304</text:p>
          </table:table-cell>
          <table:table-cell table:formula="of:=([.C46]-500)/400" office:value-type="float" office:value="-0.7875" calcext:value-type="float">
            <text:p>-0.7875</text:p>
          </table:table-cell>
          <table:table-cell table:formula="of:=([.D46]-500)/400" office:value-type="float" office:value="-0.49" calcext:value-type="float">
            <text:p>-0.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360/74*([.A47]-1)" office:value-type="float" office:value="218.918918918919" calcext:value-type="float">
            <text:p>218.918918918919</text:p>
          </table:table-cell>
          <table:table-cell office:value-type="float" office:value="204" calcext:value-type="float">
            <text:p>204</text:p>
          </table:table-cell>
          <table:table-cell office:value-type="float" office:value="275" calcext:value-type="float">
            <text:p>275</text:p>
          </table:table-cell>
          <table:table-cell table:formula="of:=([.C47]-500)/400" office:value-type="float" office:value="-0.74" calcext:value-type="float">
            <text:p>-0.74</text:p>
          </table:table-cell>
          <table:table-cell table:formula="of:=([.D47]-500)/400" office:value-type="float" office:value="-0.5625" calcext:value-type="float">
            <text:p>-0.56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360/74*([.A48]-1)" office:value-type="float" office:value="223.783783783784" calcext:value-type="float">
            <text:p>223.783783783784</text:p>
          </table:table-cell>
          <table:table-cell office:value-type="float" office:value="226" calcext:value-type="float">
            <text:p>226</text:p>
          </table:table-cell>
          <table:table-cell office:value-type="float" office:value="247" calcext:value-type="float">
            <text:p>247</text:p>
          </table:table-cell>
          <table:table-cell table:formula="of:=([.C48]-500)/400" office:value-type="float" office:value="-0.685" calcext:value-type="float">
            <text:p>-0.685</text:p>
          </table:table-cell>
          <table:table-cell table:formula="of:=([.D48]-500)/400" office:value-type="float" office:value="-0.6325" calcext:value-type="float">
            <text:p>-0.63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360/74*([.A49]-1)" office:value-type="float" office:value="228.648648648649" calcext:value-type="float">
            <text:p>228.648648648649</text:p>
          </table:table-cell>
          <table:table-cell office:value-type="float" office:value="247" calcext:value-type="float">
            <text:p>247</text:p>
          </table:table-cell>
          <table:table-cell office:value-type="float" office:value="224" calcext:value-type="float">
            <text:p>224</text:p>
          </table:table-cell>
          <table:table-cell table:formula="of:=([.C49]-500)/400" office:value-type="float" office:value="-0.6325" calcext:value-type="float">
            <text:p>-0.6325</text:p>
          </table:table-cell>
          <table:table-cell table:formula="of:=([.D49]-500)/400" office:value-type="float" office:value="-0.69" calcext:value-type="float">
            <text:p>-0.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360/74*([.A50]-1)" office:value-type="float" office:value="233.513513513514" calcext:value-type="float">
            <text:p>233.513513513514</text:p>
          </table:table-cell>
          <table:table-cell office:value-type="float" office:value="274" calcext:value-type="float">
            <text:p>274</text:p>
          </table:table-cell>
          <table:table-cell office:value-type="float" office:value="200" calcext:value-type="float">
            <text:p>200</text:p>
          </table:table-cell>
          <table:table-cell table:formula="of:=([.C50]-500)/400" office:value-type="float" office:value="-0.565" calcext:value-type="float">
            <text:p>-0.565</text:p>
          </table:table-cell>
          <table:table-cell table:formula="of:=([.D50]-500)/400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360/74*([.A51]-1)" office:value-type="float" office:value="238.378378378378" calcext:value-type="float">
            <text:p>238.378378378378</text:p>
          </table:table-cell>
          <table:table-cell office:value-type="float" office:value="297" calcext:value-type="float">
            <text:p>297</text:p>
          </table:table-cell>
          <table:table-cell office:value-type="float" office:value="182" calcext:value-type="float">
            <text:p>182</text:p>
          </table:table-cell>
          <table:table-cell table:formula="of:=([.C51]-500)/400" office:value-type="float" office:value="-0.5075" calcext:value-type="float">
            <text:p>-0.5075</text:p>
          </table:table-cell>
          <table:table-cell table:formula="of:=([.D51]-500)/400" office:value-type="float" office:value="-0.795" calcext:value-type="float">
            <text:p>-0.7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360/74*([.A52]-1)" office:value-type="float" office:value="243.243243243243" calcext:value-type="float">
            <text:p>243.243243243243</text:p>
          </table:table-cell>
          <table:table-cell office:value-type="float" office:value="325" calcext:value-type="float">
            <text:p>325</text:p>
          </table:table-cell>
          <table:table-cell office:value-type="float" office:value="163" calcext:value-type="float">
            <text:p>163</text:p>
          </table:table-cell>
          <table:table-cell table:formula="of:=([.C52]-500)/400" office:value-type="float" office:value="-0.4375" calcext:value-type="float">
            <text:p>-0.4375</text:p>
          </table:table-cell>
          <table:table-cell table:formula="of:=([.D52]-500)/400" office:value-type="float" office:value="-0.8425" calcext:value-type="float">
            <text:p>-0.84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360/74*([.A53]-1)" office:value-type="float" office:value="248.108108108108" calcext:value-type="float">
            <text:p>248.108108108108</text:p>
          </table:table-cell>
          <table:table-cell office:value-type="float" office:value="354" calcext:value-type="float">
            <text:p>354</text:p>
          </table:table-cell>
          <table:table-cell office:value-type="float" office:value="146" calcext:value-type="float">
            <text:p>146</text:p>
          </table:table-cell>
          <table:table-cell table:formula="of:=([.C53]-500)/400" office:value-type="float" office:value="-0.365" calcext:value-type="float">
            <text:p>-0.365</text:p>
          </table:table-cell>
          <table:table-cell table:formula="of:=([.D53]-500)/400" office:value-type="float" office:value="-0.885" calcext:value-type="float">
            <text:p>-0.8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360/74*([.A54]-1)" office:value-type="float" office:value="252.972972972973" calcext:value-type="float">
            <text:p>252.972972972973</text:p>
          </table:table-cell>
          <table:table-cell office:value-type="float" office:value="385" calcext:value-type="float">
            <text:p>385</text:p>
          </table:table-cell>
          <table:table-cell office:value-type="float" office:value="131" calcext:value-type="float">
            <text:p>131</text:p>
          </table:table-cell>
          <table:table-cell table:formula="of:=([.C54]-500)/400" office:value-type="float" office:value="-0.2875" calcext:value-type="float">
            <text:p>-0.2875</text:p>
          </table:table-cell>
          <table:table-cell table:formula="of:=([.D54]-500)/400" office:value-type="float" office:value="-0.9225" calcext:value-type="float">
            <text:p>-0.92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360/74*([.A55]-1)" office:value-type="float" office:value="257.837837837838" calcext:value-type="float">
            <text:p>257.837837837838</text:p>
          </table:table-cell>
          <table:table-cell office:value-type="float" office:value="416" calcext:value-type="float">
            <text:p>416</text:p>
          </table:table-cell>
          <table:table-cell office:value-type="float" office:value="120" calcext:value-type="float">
            <text:p>120</text:p>
          </table:table-cell>
          <table:table-cell table:formula="of:=([.C55]-500)/400" office:value-type="float" office:value="-0.21" calcext:value-type="float">
            <text:p>-0.21</text:p>
          </table:table-cell>
          <table:table-cell table:formula="of:=([.D55]-500)/400" office:value-type="float" office:value="-0.95" calcext:value-type="float">
            <text:p>-0.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360/74*([.A56]-1)" office:value-type="float" office:value="262.702702702703" calcext:value-type="float">
            <text:p>262.702702702703</text:p>
          </table:table-cell>
          <table:table-cell office:value-type="float" office:value="448" calcext:value-type="float">
            <text:p>448</text:p>
          </table:table-cell>
          <table:table-cell office:value-type="float" office:value="111" calcext:value-type="float">
            <text:p>111</text:p>
          </table:table-cell>
          <table:table-cell table:formula="of:=([.C56]-500)/400" office:value-type="float" office:value="-0.13" calcext:value-type="float">
            <text:p>-0.13</text:p>
          </table:table-cell>
          <table:table-cell table:formula="of:=([.D56]-500)/400" office:value-type="float" office:value="-0.9725" calcext:value-type="float">
            <text:p>-0.97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360/74*([.A57]-1)" office:value-type="float" office:value="267.567567567568" calcext:value-type="float">
            <text:p>267.567567567568</text:p>
          </table:table-cell>
          <table:table-cell office:value-type="float" office:value="481" calcext:value-type="float">
            <text:p>481</text:p>
          </table:table-cell>
          <table:table-cell office:value-type="float" office:value="107" calcext:value-type="float">
            <text:p>107</text:p>
          </table:table-cell>
          <table:table-cell table:formula="of:=([.C57]-500)/400" office:value-type="float" office:value="-0.0475" calcext:value-type="float">
            <text:p>-0.0475</text:p>
          </table:table-cell>
          <table:table-cell table:formula="of:=([.D57]-500)/400" office:value-type="float" office:value="-0.9825" calcext:value-type="float">
            <text:p>-0.98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360/74*([.A58]-1)" office:value-type="float" office:value="272.432432432432" calcext:value-type="float">
            <text:p>272.432432432432</text:p>
          </table:table-cell>
          <table:table-cell office:value-type="float" office:value="515" calcext:value-type="float">
            <text:p>515</text:p>
          </table:table-cell>
          <table:table-cell office:value-type="float" office:value="105" calcext:value-type="float">
            <text:p>105</text:p>
          </table:table-cell>
          <table:table-cell table:formula="of:=([.C58]-500)/400" office:value-type="float" office:value="0.0375" calcext:value-type="float">
            <text:p>0.0375</text:p>
          </table:table-cell>
          <table:table-cell table:formula="of:=([.D58]-500)/400" office:value-type="float" office:value="-0.9875" calcext:value-type="float">
            <text:p>-0.987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360/74*([.A59]-1)" office:value-type="float" office:value="277.297297297297" calcext:value-type="float">
            <text:p>277.297297297297</text:p>
          </table:table-cell>
          <table:table-cell office:value-type="float" office:value="545" calcext:value-type="float">
            <text:p>545</text:p>
          </table:table-cell>
          <table:table-cell office:value-type="float" office:value="106" calcext:value-type="float">
            <text:p>106</text:p>
          </table:table-cell>
          <table:table-cell table:formula="of:=([.C59]-500)/400" office:value-type="float" office:value="0.1125" calcext:value-type="float">
            <text:p>0.1125</text:p>
          </table:table-cell>
          <table:table-cell table:formula="of:=([.D59]-500)/400" office:value-type="float" office:value="-0.985" calcext:value-type="float">
            <text:p>-0.9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360/74*([.A60]-1)" office:value-type="float" office:value="282.162162162162" calcext:value-type="float">
            <text:p>282.162162162162</text:p>
          </table:table-cell>
          <table:table-cell office:value-type="float" office:value="577" calcext:value-type="float">
            <text:p>577</text:p>
          </table:table-cell>
          <table:table-cell office:value-type="float" office:value="112" calcext:value-type="float">
            <text:p>112</text:p>
          </table:table-cell>
          <table:table-cell table:formula="of:=([.C60]-500)/400" office:value-type="float" office:value="0.1925" calcext:value-type="float">
            <text:p>0.1925</text:p>
          </table:table-cell>
          <table:table-cell table:formula="of:=([.D60]-500)/400" office:value-type="float" office:value="-0.97" calcext:value-type="float">
            <text:p>-0.9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360/74*([.A61]-1)" office:value-type="float" office:value="287.027027027027" calcext:value-type="float">
            <text:p>287.027027027027</text:p>
          </table:table-cell>
          <table:table-cell office:value-type="float" office:value="608" calcext:value-type="float">
            <text:p>608</text:p>
          </table:table-cell>
          <table:table-cell office:value-type="float" office:value="119" calcext:value-type="float">
            <text:p>119</text:p>
          </table:table-cell>
          <table:table-cell table:formula="of:=([.C61]-500)/400" office:value-type="float" office:value="0.27" calcext:value-type="float">
            <text:p>0.27</text:p>
          </table:table-cell>
          <table:table-cell table:formula="of:=([.D61]-500)/400" office:value-type="float" office:value="-0.9525" calcext:value-type="float">
            <text:p>-0.95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360/74*([.A62]-1)" office:value-type="float" office:value="291.891891891892" calcext:value-type="float">
            <text:p>291.891891891892</text:p>
          </table:table-cell>
          <table:table-cell office:value-type="float" office:value="643" calcext:value-type="float">
            <text:p>643</text:p>
          </table:table-cell>
          <table:table-cell office:value-type="float" office:value="132" calcext:value-type="float">
            <text:p>132</text:p>
          </table:table-cell>
          <table:table-cell table:formula="of:=([.C62]-500)/400" office:value-type="float" office:value="0.3575" calcext:value-type="float">
            <text:p>0.3575</text:p>
          </table:table-cell>
          <table:table-cell table:formula="of:=([.D62]-500)/400" office:value-type="float" office:value="-0.92" calcext:value-type="float">
            <text:p>-0.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360/74*([.A63]-1)" office:value-type="float" office:value="296.756756756757" calcext:value-type="float">
            <text:p>296.756756756757</text:p>
          </table:table-cell>
          <table:table-cell office:value-type="float" office:value="671" calcext:value-type="float">
            <text:p>671</text:p>
          </table:table-cell>
          <table:table-cell office:value-type="float" office:value="146" calcext:value-type="float">
            <text:p>146</text:p>
          </table:table-cell>
          <table:table-cell table:formula="of:=([.C63]-500)/400" office:value-type="float" office:value="0.4275" calcext:value-type="float">
            <text:p>0.4275</text:p>
          </table:table-cell>
          <table:table-cell table:formula="of:=([.D63]-500)/400" office:value-type="float" office:value="-0.885" calcext:value-type="float">
            <text:p>-0.8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360/74*([.A64]-1)" office:value-type="float" office:value="301.621621621622" calcext:value-type="float">
            <text:p>301.621621621622</text:p>
          </table:table-cell>
          <table:table-cell office:value-type="float" office:value="698" calcext:value-type="float">
            <text:p>698</text:p>
          </table:table-cell>
          <table:table-cell office:value-type="float" office:value="162" calcext:value-type="float">
            <text:p>162</text:p>
          </table:table-cell>
          <table:table-cell table:formula="of:=([.C64]-500)/400" office:value-type="float" office:value="0.495" calcext:value-type="float">
            <text:p>0.495</text:p>
          </table:table-cell>
          <table:table-cell table:formula="of:=([.D64]-500)/400" office:value-type="float" office:value="-0.845" calcext:value-type="float">
            <text:p>-0.8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360/74*([.A65]-1)" office:value-type="float" office:value="306.486486486486" calcext:value-type="float">
            <text:p>306.486486486486</text:p>
          </table:table-cell>
          <table:table-cell office:value-type="float" office:value="728" calcext:value-type="float">
            <text:p>728</text:p>
          </table:table-cell>
          <table:table-cell office:value-type="float" office:value="182" calcext:value-type="float">
            <text:p>182</text:p>
          </table:table-cell>
          <table:table-cell table:formula="of:=([.C65]-500)/400" office:value-type="float" office:value="0.57" calcext:value-type="float">
            <text:p>0.57</text:p>
          </table:table-cell>
          <table:table-cell table:formula="of:=([.D65]-500)/400" office:value-type="float" office:value="-0.795" calcext:value-type="float">
            <text:p>-0.7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360/74*([.A66]-1)" office:value-type="float" office:value="311.351351351351" calcext:value-type="float">
            <text:p>311.351351351351</text:p>
          </table:table-cell>
          <table:table-cell office:value-type="float" office:value="755" calcext:value-type="float">
            <text:p>755</text:p>
          </table:table-cell>
          <table:table-cell office:value-type="float" office:value="206" calcext:value-type="float">
            <text:p>206</text:p>
          </table:table-cell>
          <table:table-cell table:formula="of:=([.C66]-500)/400" office:value-type="float" office:value="0.6375" calcext:value-type="float">
            <text:p>0.6375</text:p>
          </table:table-cell>
          <table:table-cell table:formula="of:=([.D66]-500)/400" office:value-type="float" office:value="-0.735" calcext:value-type="float">
            <text:p>-0.7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360/74*([.A67]-1)" office:value-type="float" office:value="316.216216216216" calcext:value-type="float">
            <text:p>316.216216216216</text:p>
          </table:table-cell>
          <table:table-cell office:value-type="float" office:value="779" calcext:value-type="float">
            <text:p>779</text:p>
          </table:table-cell>
          <table:table-cell office:value-type="float" office:value="228" calcext:value-type="float">
            <text:p>228</text:p>
          </table:table-cell>
          <table:table-cell table:formula="of:=([.C67]-500)/400" office:value-type="float" office:value="0.6975" calcext:value-type="float">
            <text:p>0.6975</text:p>
          </table:table-cell>
          <table:table-cell table:formula="of:=([.D67]-500)/400" office:value-type="float" office:value="-0.68" calcext:value-type="float">
            <text:p>-0.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360/74*([.A68]-1)" office:value-type="float" office:value="321.081081081081" calcext:value-type="float">
            <text:p>321.081081081081</text:p>
          </table:table-cell>
          <table:table-cell office:value-type="float" office:value="800" calcext:value-type="float">
            <text:p>800</text:p>
          </table:table-cell>
          <table:table-cell office:value-type="float" office:value="252" calcext:value-type="float">
            <text:p>252</text:p>
          </table:table-cell>
          <table:table-cell table:formula="of:=([.C68]-500)/400" office:value-type="float" office:value="0.75" calcext:value-type="float">
            <text:p>0.75</text:p>
          </table:table-cell>
          <table:table-cell table:formula="of:=([.D68]-500)/400" office:value-type="float" office:value="-0.62" calcext:value-type="float">
            <text:p>-0.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360/74*([.A69]-1)" office:value-type="float" office:value="325.945945945946" calcext:value-type="float">
            <text:p>325.945945945946</text:p>
          </table:table-cell>
          <table:table-cell office:value-type="float" office:value="820" calcext:value-type="float">
            <text:p>820</text:p>
          </table:table-cell>
          <table:table-cell office:value-type="float" office:value="280" calcext:value-type="float">
            <text:p>280</text:p>
          </table:table-cell>
          <table:table-cell table:formula="of:=([.C69]-500)/400" office:value-type="float" office:value="0.8" calcext:value-type="float">
            <text:p>0.8</text:p>
          </table:table-cell>
          <table:table-cell table:formula="of:=([.D69]-500)/400"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360/74*([.A70]-1)" office:value-type="float" office:value="330.810810810811" calcext:value-type="float">
            <text:p>330.810810810811</text:p>
          </table:table-cell>
          <table:table-cell office:value-type="float" office:value="839" calcext:value-type="float">
            <text:p>839</text:p>
          </table:table-cell>
          <table:table-cell office:value-type="float" office:value="310" calcext:value-type="float">
            <text:p>310</text:p>
          </table:table-cell>
          <table:table-cell table:formula="of:=([.C70]-500)/400" office:value-type="float" office:value="0.8475" calcext:value-type="float">
            <text:p>0.8475</text:p>
          </table:table-cell>
          <table:table-cell table:formula="of:=([.D70]-500)/400" office:value-type="float" office:value="-0.475" calcext:value-type="float">
            <text:p>-0.4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360/74*([.A71]-1)" office:value-type="float" office:value="335.675675675676" calcext:value-type="float">
            <text:p>335.675675675676</text:p>
          </table:table-cell>
          <table:table-cell office:value-type="float" office:value="856" calcext:value-type="float">
            <text:p>856</text:p>
          </table:table-cell>
          <table:table-cell office:value-type="float" office:value="339" calcext:value-type="float">
            <text:p>339</text:p>
          </table:table-cell>
          <table:table-cell table:formula="of:=([.C71]-500)/400" office:value-type="float" office:value="0.89" calcext:value-type="float">
            <text:p>0.89</text:p>
          </table:table-cell>
          <table:table-cell table:formula="of:=([.D71]-500)/400" office:value-type="float" office:value="-0.4025" calcext:value-type="float">
            <text:p>-0.40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360/74*([.A72]-1)" office:value-type="float" office:value="340.540540540541" calcext:value-type="float">
            <text:p>340.540540540541</text:p>
          </table:table-cell>
          <table:table-cell office:value-type="float" office:value="869" calcext:value-type="float">
            <text:p>869</text:p>
          </table:table-cell>
          <table:table-cell office:value-type="float" office:value="372" calcext:value-type="float">
            <text:p>372</text:p>
          </table:table-cell>
          <table:table-cell table:formula="of:=([.C72]-500)/400" office:value-type="float" office:value="0.9225" calcext:value-type="float">
            <text:p>0.9225</text:p>
          </table:table-cell>
          <table:table-cell table:formula="of:=([.D72]-500)/400"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360/74*([.A73]-1)" office:value-type="float" office:value="345.405405405405" calcext:value-type="float">
            <text:p>345.405405405405</text:p>
          </table:table-cell>
          <table:table-cell office:value-type="float" office:value="881" calcext:value-type="float">
            <text:p>881</text:p>
          </table:table-cell>
          <table:table-cell office:value-type="float" office:value="406" calcext:value-type="float">
            <text:p>406</text:p>
          </table:table-cell>
          <table:table-cell table:formula="of:=([.C73]-500)/400" office:value-type="float" office:value="0.9525" calcext:value-type="float">
            <text:p>0.9525</text:p>
          </table:table-cell>
          <table:table-cell table:formula="of:=([.D73]-500)/400" office:value-type="float" office:value="-0.235" calcext:value-type="float">
            <text:p>-0.2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360/74*([.A74]-1)" office:value-type="float" office:value="350.27027027027" calcext:value-type="float">
            <text:p>350.27027027027</text:p>
          </table:table-cell>
          <table:table-cell office:value-type="float" office:value="890" calcext:value-type="float">
            <text:p>890</text:p>
          </table:table-cell>
          <table:table-cell office:value-type="float" office:value="442" calcext:value-type="float">
            <text:p>442</text:p>
          </table:table-cell>
          <table:table-cell table:formula="of:=([.C74]-500)/400" office:value-type="float" office:value="0.975" calcext:value-type="float">
            <text:p>0.975</text:p>
          </table:table-cell>
          <table:table-cell table:formula="of:=([.D74]-500)/400" office:value-type="float" office:value="-0.145" calcext:value-type="float">
            <text:p>-0.14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360/74*([.A75]-1)" office:value-type="float" office:value="355.135135135135" calcext:value-type="float">
            <text:p>355.135135135135</text:p>
          </table:table-cell>
          <table:table-cell office:value-type="float" office:value="895" calcext:value-type="float">
            <text:p>895</text:p>
          </table:table-cell>
          <table:table-cell office:value-type="float" office:value="475" calcext:value-type="float">
            <text:p>475</text:p>
          </table:table-cell>
          <table:table-cell table:formula="of:=([.C75]-500)/400" office:value-type="float" office:value="0.9875" calcext:value-type="float">
            <text:p>0.9875</text:p>
          </table:table-cell>
          <table:table-cell table:formula="of:=([.D75]-500)/400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360/74*([.A76]-1)" office:value-type="float" office:value="360" calcext:value-type="float">
            <text:p>360</text:p>
          </table:table-cell>
          <table:table-cell office:value-type="float" office:value="898" calcext:value-type="float">
            <text:p>898</text:p>
          </table:table-cell>
          <table:table-cell office:value-type="float" office:value="510" calcext:value-type="float">
            <text:p>510</text:p>
          </table:table-cell>
          <table:table-cell table:formula="of:=([.C76]-500)/400" office:value-type="float" office:value="0.995" calcext:value-type="float">
            <text:p>0.995</text:p>
          </table:table-cell>
          <table:table-cell table:formula="of:=([.D76]-500)/400" office:value-type="float" office:value="0.025" calcext:value-type="float">
            <text:p>0.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2:07:06.419182677</meta:creation-date>
    <dc:date>2022-11-18T12:29:15.982274703</dc:date>
    <meta:editing-duration>PT11M58S</meta:editing-duration>
    <meta:editing-cycles>3</meta:editing-cycles>
    <meta:generator>LibreOffice/7.3.6.2$Linux_X86_64 LibreOffice_project/30$Build-2</meta:generator>
    <meta:document-statistic meta:table-count="1" meta:cell-count="45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74cm" svg:height="9.716cm" xlink:href=".." xlink:type="simple" chart:class="chart:scatter" chart:style-name="ch1">
        <chart:legend chart:legend-position="end" svg:x="15.56cm" svg:y="4.31cm" style:legend-expansion="high" chart:style-name="ch2"/>
        <chart:plot-area chart:style-name="ch3" table:cell-range-address="Sheet1.B1:Sheet1.D76" chart:data-source-has-labels="row" svg:x="0.345cm" svg:y="0.194cm" svg:width="14.87cm" svg:height="9.328cm">
          <chart:coordinate-region svg:x="1.337cm" svg:y="0.393cm" svg:width="13.599cm" svg:height="8.4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76" chart:label-cell-address="Sheet1.C1:Sheet1.C1" chart:class="chart:scatter">
            <chart:domain table:cell-range-address="Sheet1.B2:Sheet1.B76"/>
            <chart:data-point chart:repeated="75"/>
          </chart:series>
          <chart:series chart:style-name="ch8" chart:values-cell-range-address="Sheet1.D2:Sheet1.D76" chart:label-cell-address="Sheet1.D1:Sheet1.D1" chart:class="chart:scatter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2</text:p>
                <draw:g>
                  <svg:desc>Sheet1.C1:Sheet1.C1</svg:desc>
                </draw:g>
              </table:table-cell>
              <table:table-cell office:value-type="string">
                <text:p>v1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76</svg:desc>
                </draw:g>
              </table:table-cell>
              <table:table-cell office:value-type="float" office:value="899">
                <text:p>899</text:p>
                <draw:g>
                  <svg:desc>Sheet1.C2:Sheet1.C76</svg:desc>
                </draw:g>
              </table:table-cell>
              <table:table-cell office:value-type="float" office:value="523">
                <text:p>523</text:p>
                <draw:g>
                  <svg:desc>Sheet1.D2:Sheet1.D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6486486486487">
                <text:p>4.86486486486487</text:p>
              </table:table-cell>
              <table:table-cell office:value-type="float" office:value="896">
                <text:p>89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2972972972973">
                <text:p>9.72972972972973</text:p>
              </table:table-cell>
              <table:table-cell office:value-type="float" office:value="890">
                <text:p>890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5945945945946">
                <text:p>14.5945945945946</text:p>
              </table:table-cell>
              <table:table-cell office:value-type="float" office:value="882">
                <text:p>88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594594594595">
                <text:p>19.4594594594595</text:p>
              </table:table-cell>
              <table:table-cell office:value-type="float" office:value="872">
                <text:p>872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3243243243243">
                <text:p>24.3243243243243</text:p>
              </table:table-cell>
              <table:table-cell office:value-type="float" office:value="856">
                <text:p>856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1891891891892">
                <text:p>29.1891891891892</text:p>
              </table:table-cell>
              <table:table-cell office:value-type="float" office:value="840">
                <text:p>84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0540540540541">
                <text:p>34.0540540540541</text:p>
              </table:table-cell>
              <table:table-cell office:value-type="float" office:value="821">
                <text:p>821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9189189189189">
                <text:p>38.9189189189189</text:p>
              </table:table-cell>
              <table:table-cell office:value-type="float" office:value="804">
                <text:p>804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7837837837838">
                <text:p>43.7837837837838</text:p>
              </table:table-cell>
              <table:table-cell office:value-type="float" office:value="777">
                <text:p>77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6486486486487">
                <text:p>48.6486486486487</text:p>
              </table:table-cell>
              <table:table-cell office:value-type="float" office:value="753">
                <text:p>753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5135135135135">
                <text:p>53.5135135135135</text:p>
              </table:table-cell>
              <table:table-cell office:value-type="float" office:value="724">
                <text:p>724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3783783783784">
                <text:p>58.3783783783784</text:p>
              </table:table-cell>
              <table:table-cell office:value-type="float" office:value="703">
                <text:p>703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2432432432432">
                <text:p>63.2432432432432</text:p>
              </table:table-cell>
              <table:table-cell office:value-type="float" office:value="670">
                <text:p>67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.1081081081081">
                <text:p>68.1081081081081</text:p>
              </table:table-cell>
              <table:table-cell office:value-type="float" office:value="642">
                <text:p>642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.972972972973">
                <text:p>72.972972972973</text:p>
              </table:table-cell>
              <table:table-cell office:value-type="float" office:value="615">
                <text:p>615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.8378378378378">
                <text:p>77.8378378378378</text:p>
              </table:table-cell>
              <table:table-cell office:value-type="float" office:value="587">
                <text:p>587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7027027027027">
                <text:p>82.7027027027027</text:p>
              </table:table-cell>
              <table:table-cell office:value-type="float" office:value="556">
                <text:p>556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.5675675675676">
                <text:p>87.5675675675676</text:p>
              </table:table-cell>
              <table:table-cell office:value-type="float" office:value="524">
                <text:p>524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.4324324324324">
                <text:p>92.4324324324324</text:p>
              </table:table-cell>
              <table:table-cell office:value-type="float" office:value="493">
                <text:p>493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.2972972972973">
                <text:p>97.2972972972973</text:p>
              </table:table-cell>
              <table:table-cell office:value-type="float" office:value="461">
                <text:p>461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.162162162162">
                <text:p>102.162162162162</text:p>
              </table:table-cell>
              <table:table-cell office:value-type="float" office:value="429">
                <text:p>42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7.027027027027">
                <text:p>107.027027027027</text:p>
              </table:table-cell>
              <table:table-cell office:value-type="float" office:value="396">
                <text:p>39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1.891891891892">
                <text:p>111.891891891892</text:p>
              </table:table-cell>
              <table:table-cell office:value-type="float" office:value="366">
                <text:p>366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.756756756757">
                <text:p>116.756756756757</text:p>
              </table:table-cell>
              <table:table-cell office:value-type="float" office:value="342">
                <text:p>342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314">
                <text:p>314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.486486486486">
                <text:p>126.486486486486</text:p>
              </table:table-cell>
              <table:table-cell office:value-type="float" office:value="285">
                <text:p>28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.351351351351">
                <text:p>131.351351351351</text:p>
              </table:table-cell>
              <table:table-cell office:value-type="float" office:value="259">
                <text:p>259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6.216216216216">
                <text:p>136.216216216216</text:p>
              </table:table-cell>
              <table:table-cell office:value-type="float" office:value="235">
                <text:p>23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1.081081081081">
                <text:p>141.081081081081</text:p>
              </table:table-cell>
              <table:table-cell office:value-type="float" office:value="215">
                <text:p>21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5.945945945946">
                <text:p>145.945945945946</text:p>
              </table:table-cell>
              <table:table-cell office:value-type="float" office:value="195">
                <text:p>19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.810810810811">
                <text:p>150.810810810811</text:p>
              </table:table-cell>
              <table:table-cell office:value-type="float" office:value="176">
                <text:p>17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.675675675676">
                <text:p>155.675675675676</text:p>
              </table:table-cell>
              <table:table-cell office:value-type="float" office:value="162">
                <text:p>162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0.540540540541">
                <text:p>160.540540540541</text:p>
              </table:table-cell>
              <table:table-cell office:value-type="float" office:value="150">
                <text:p>15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.405405405405">
                <text:p>165.405405405405</text:p>
              </table:table-cell>
              <table:table-cell office:value-type="float" office:value="139">
                <text:p>139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.27027027027">
                <text:p>170.27027027027</text:p>
              </table:table-cell>
              <table:table-cell office:value-type="float" office:value="130">
                <text:p>13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5.135135135135">
                <text:p>175.135135135135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0">
                <text:p>180</text:p>
              </table:table-cell>
              <table:table-cell office:value-type="float" office:value="123">
                <text:p>12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4.864864864865">
                <text:p>184.864864864865</text:p>
              </table:table-cell>
              <table:table-cell office:value-type="float" office:value="123">
                <text:p>123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.72972972973">
                <text:p>189.72972972973</text:p>
              </table:table-cell>
              <table:table-cell office:value-type="float" office:value="127">
                <text:p>12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.594594594595">
                <text:p>194.594594594595</text:p>
              </table:table-cell>
              <table:table-cell office:value-type="float" office:value="133">
                <text:p>1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9.459459459459">
                <text:p>199.459459459459</text:p>
              </table:table-cell>
              <table:table-cell office:value-type="float" office:value="142">
                <text:p>14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4.324324324324">
                <text:p>204.324324324324</text:p>
              </table:table-cell>
              <table:table-cell office:value-type="float" office:value="153">
                <text:p>153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9.189189189189">
                <text:p>209.189189189189</text:p>
              </table:table-cell>
              <table:table-cell office:value-type="float" office:value="167">
                <text:p>16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4.054054054054">
                <text:p>214.054054054054</text:p>
              </table:table-cell>
              <table:table-cell office:value-type="float" office:value="185">
                <text:p>18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8.918918918919">
                <text:p>218.918918918919</text:p>
              </table:table-cell>
              <table:table-cell office:value-type="float" office:value="204">
                <text:p>20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3.783783783784">
                <text:p>223.783783783784</text:p>
              </table:table-cell>
              <table:table-cell office:value-type="float" office:value="226">
                <text:p>22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8.648648648649">
                <text:p>228.648648648649</text:p>
              </table:table-cell>
              <table:table-cell office:value-type="float" office:value="247">
                <text:p>24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3.513513513514">
                <text:p>233.513513513514</text:p>
              </table:table-cell>
              <table:table-cell office:value-type="float" office:value="274">
                <text:p>27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8.378378378378">
                <text:p>238.378378378378</text:p>
              </table:table-cell>
              <table:table-cell office:value-type="float" office:value="297">
                <text:p>29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3.243243243243">
                <text:p>243.243243243243</text:p>
              </table:table-cell>
              <table:table-cell office:value-type="float" office:value="325">
                <text:p>32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8.108108108108">
                <text:p>248.108108108108</text:p>
              </table:table-cell>
              <table:table-cell office:value-type="float" office:value="354">
                <text:p>35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.972972972973">
                <text:p>252.972972972973</text:p>
              </table:table-cell>
              <table:table-cell office:value-type="float" office:value="385">
                <text:p>38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7.837837837838">
                <text:p>257.837837837838</text:p>
              </table:table-cell>
              <table:table-cell office:value-type="float" office:value="416">
                <text:p>4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2.702702702703">
                <text:p>262.702702702703</text:p>
              </table:table-cell>
              <table:table-cell office:value-type="float" office:value="448">
                <text:p>44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7.567567567568">
                <text:p>267.567567567568</text:p>
              </table:table-cell>
              <table:table-cell office:value-type="float" office:value="481">
                <text:p>48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2.432432432432">
                <text:p>272.432432432432</text:p>
              </table:table-cell>
              <table:table-cell office:value-type="float" office:value="515">
                <text:p>5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7.297297297297">
                <text:p>277.297297297297</text:p>
              </table:table-cell>
              <table:table-cell office:value-type="float" office:value="545">
                <text:p>54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2.162162162162">
                <text:p>282.162162162162</text:p>
              </table:table-cell>
              <table:table-cell office:value-type="float" office:value="577">
                <text:p>57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7.027027027027">
                <text:p>287.027027027027</text:p>
              </table:table-cell>
              <table:table-cell office:value-type="float" office:value="608">
                <text:p>6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1.891891891892">
                <text:p>291.891891891892</text:p>
              </table:table-cell>
              <table:table-cell office:value-type="float" office:value="643">
                <text:p>64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6.756756756757">
                <text:p>296.756756756757</text:p>
              </table:table-cell>
              <table:table-cell office:value-type="float" office:value="671">
                <text:p>67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1.621621621622">
                <text:p>301.621621621622</text:p>
              </table:table-cell>
              <table:table-cell office:value-type="float" office:value="698">
                <text:p>69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6.486486486486">
                <text:p>306.486486486486</text:p>
              </table:table-cell>
              <table:table-cell office:value-type="float" office:value="728">
                <text:p>72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1.351351351351">
                <text:p>311.351351351351</text:p>
              </table:table-cell>
              <table:table-cell office:value-type="float" office:value="755">
                <text:p>75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6.216216216216">
                <text:p>316.216216216216</text:p>
              </table:table-cell>
              <table:table-cell office:value-type="float" office:value="779">
                <text:p>77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1.081081081081">
                <text:p>321.081081081081</text:p>
              </table:table-cell>
              <table:table-cell office:value-type="float" office:value="800">
                <text:p>80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5.945945945946">
                <text:p>325.945945945946</text:p>
              </table:table-cell>
              <table:table-cell office:value-type="float" office:value="820">
                <text:p>82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0.810810810811">
                <text:p>330.810810810811</text:p>
              </table:table-cell>
              <table:table-cell office:value-type="float" office:value="839">
                <text:p>83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.675675675676">
                <text:p>335.675675675676</text:p>
              </table:table-cell>
              <table:table-cell office:value-type="float" office:value="856">
                <text:p>85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0.540540540541">
                <text:p>340.540540540541</text:p>
              </table:table-cell>
              <table:table-cell office:value-type="float" office:value="869">
                <text:p>86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5.405405405405">
                <text:p>345.405405405405</text:p>
              </table:table-cell>
              <table:table-cell office:value-type="float" office:value="881">
                <text:p>88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0.27027027027">
                <text:p>350.27027027027</text:p>
              </table:table-cell>
              <table:table-cell office:value-type="float" office:value="890">
                <text:p>890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5.135135135135">
                <text:p>355.135135135135</text:p>
              </table:table-cell>
              <table:table-cell office:value-type="float" office:value="895">
                <text:p>89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0">
                <text:p>360</text:p>
              </table:table-cell>
              <table:table-cell office:value-type="float" office:value="898">
                <text:p>898</text:p>
              </table:table-cell>
              <table:table-cell office:value-type="float" office:value="510">
                <text:p>5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93cm" svg:height="9.783cm" xlink:href=".." xlink:type="simple" chart:class="chart:scatter" chart:style-name="ch1">
        <chart:legend chart:legend-position="end" svg:x="14.567cm" svg:y="4.343cm" style:legend-expansion="high" chart:style-name="ch2"/>
        <chart:plot-area chart:style-name="ch3" table:cell-range-address="Sheet1.B1:Sheet1.B76 Sheet1.E1:Sheet1.F76" chart:data-source-has-labels="row" svg:x="0.347cm" svg:y="0.195cm" svg:width="13.873cm" svg:height="9.393cm">
          <chart:coordinate-region svg:x="1.18cm" svg:y="0.394cm" svg:width="12.76cm" svg:height="8.9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76" chart:label-cell-address="Sheet1.E1:Sheet1.E1" chart:class="chart:scatter">
            <chart:domain table:cell-range-address="Sheet1.B2:Sheet1.B76"/>
            <chart:data-point chart:repeated="75"/>
          </chart:series>
          <chart:series chart:style-name="ch8" chart:values-cell-range-address="Sheet1.F2:Sheet1.F76" chart:label-cell-address="Sheet1.F1:Sheet1.F1" chart:class="chart:scatter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2 scaled</text:p>
                <draw:g>
                  <svg:desc>Sheet1.E1:Sheet1.E1</svg:desc>
                </draw:g>
              </table:table-cell>
              <table:table-cell office:value-type="string">
                <text:p>v1 scale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76</svg:desc>
                </draw:g>
              </table:table-cell>
              <table:table-cell office:value-type="float" office:value="0.9975">
                <text:p>0.9975</text:p>
                <draw:g>
                  <svg:desc>Sheet1.E2:Sheet1.E76</svg:desc>
                </draw:g>
              </table:table-cell>
              <table:table-cell office:value-type="float" office:value="0.0575">
                <text:p>0.0575</text:p>
                <draw:g>
                  <svg:desc>Sheet1.F2:Sheet1.F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6486486486487">
                <text:p>4.86486486486487</text:p>
              </table:table-cell>
              <table:table-cell office:value-type="float" office:value="0.99">
                <text:p>0.9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2972972972973">
                <text:p>9.72972972972973</text:p>
              </table:table-cell>
              <table:table-cell office:value-type="float" office:value="0.975">
                <text:p>0.975</text:p>
              </table:table-cell>
              <table:table-cell office:value-type="float" office:value="0.2325">
                <text:p>0.2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5945945945946">
                <text:p>14.5945945945946</text:p>
              </table:table-cell>
              <table:table-cell office:value-type="float" office:value="0.955">
                <text:p>0.95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.4594594594595">
                <text:p>19.4594594594595</text:p>
              </table:table-cell>
              <table:table-cell office:value-type="float" office:value="0.93">
                <text:p>0.93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3243243243243">
                <text:p>24.3243243243243</text:p>
              </table:table-cell>
              <table:table-cell office:value-type="float" office:value="0.89">
                <text:p>0.89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.1891891891892">
                <text:p>29.1891891891892</text:p>
              </table:table-cell>
              <table:table-cell office:value-type="float" office:value="0.85">
                <text:p>0.85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0540540540541">
                <text:p>34.0540540540541</text:p>
              </table:table-cell>
              <table:table-cell office:value-type="float" office:value="0.8025">
                <text:p>0.8025</text:p>
              </table:table-cell>
              <table:table-cell office:value-type="float" office:value="0.6175">
                <text:p>0.6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9189189189189">
                <text:p>38.9189189189189</text:p>
              </table:table-cell>
              <table:table-cell office:value-type="float" office:value="0.76">
                <text:p>0.76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7837837837838">
                <text:p>43.7837837837838</text:p>
              </table:table-cell>
              <table:table-cell office:value-type="float" office:value="0.6925">
                <text:p>0.6925</text:p>
              </table:table-cell>
              <table:table-cell office:value-type="float" office:value="0.7475">
                <text:p>0.7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6486486486487">
                <text:p>48.6486486486487</text:p>
              </table:table-cell>
              <table:table-cell office:value-type="float" office:value="0.6325">
                <text:p>0.63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5135135135135">
                <text:p>53.5135135135135</text:p>
              </table:table-cell>
              <table:table-cell office:value-type="float" office:value="0.56">
                <text:p>0.5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3783783783784">
                <text:p>58.3783783783784</text:p>
              </table:table-cell>
              <table:table-cell office:value-type="float" office:value="0.5075">
                <text:p>0.5075</text:p>
              </table:table-cell>
              <table:table-cell office:value-type="float" office:value="0.8925">
                <text:p>0.8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.2432432432432">
                <text:p>63.2432432432432</text:p>
              </table:table-cell>
              <table:table-cell office:value-type="float" office:value="0.425">
                <text:p>0.42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.1081081081081">
                <text:p>68.1081081081081</text:p>
              </table:table-cell>
              <table:table-cell office:value-type="float" office:value="0.355">
                <text:p>0.35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.972972972973">
                <text:p>72.972972972973</text:p>
              </table:table-cell>
              <table:table-cell office:value-type="float" office:value="0.2875">
                <text:p>0.2875</text:p>
              </table:table-cell>
              <table:table-cell office:value-type="float" office:value="0.9925">
                <text:p>0.9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.8378378378378">
                <text:p>77.8378378378378</text:p>
              </table:table-cell>
              <table:table-cell office:value-type="float" office:value="0.2175">
                <text:p>0.217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7027027027027">
                <text:p>82.7027027027027</text:p>
              </table:table-cell>
              <table:table-cell office:value-type="float" office:value="0.14">
                <text:p>0.1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.5675675675676">
                <text:p>87.5675675675676</text:p>
              </table:table-cell>
              <table:table-cell office:value-type="float" office:value="0.06">
                <text:p>0.06</text:p>
              </table:table-cell>
              <table:table-cell office:value-type="float" office:value="1.0275">
                <text:p>1.0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.4324324324324">
                <text:p>92.4324324324324</text:p>
              </table:table-cell>
              <table:table-cell office:value-type="float" office:value="-0.0175">
                <text:p>-0.0175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7.2972972972973">
                <text:p>97.2972972972973</text:p>
              </table:table-cell>
              <table:table-cell office:value-type="float" office:value="-0.0975">
                <text:p>-0.0975</text:p>
              </table:table-cell>
              <table:table-cell office:value-type="float" office:value="1.015">
                <text:p>1.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.162162162162">
                <text:p>102.162162162162</text:p>
              </table:table-cell>
              <table:table-cell office:value-type="float" office:value="-0.1775">
                <text:p>-0.1775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7.027027027027">
                <text:p>107.027027027027</text:p>
              </table:table-cell>
              <table:table-cell office:value-type="float" office:value="-0.26">
                <text:p>-0.26</text:p>
              </table:table-cell>
              <table:table-cell office:value-type="float" office:value="0.9725">
                <text:p>0.9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1.891891891892">
                <text:p>111.891891891892</text:p>
              </table:table-cell>
              <table:table-cell office:value-type="float" office:value="-0.335">
                <text:p>-0.33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.756756756757">
                <text:p>116.756756756757</text:p>
              </table:table-cell>
              <table:table-cell office:value-type="float" office:value="-0.395">
                <text:p>-0.395</text:p>
              </table:table-cell>
              <table:table-cell office:value-type="float" office:value="0.9125">
                <text:p>0.9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1.621621621622">
                <text:p>121.621621621622</text:p>
              </table:table-cell>
              <table:table-cell office:value-type="float" office:value="-0.465">
                <text:p>-0.46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6.486486486486">
                <text:p>126.486486486486</text:p>
              </table:table-cell>
              <table:table-cell office:value-type="float" office:value="-0.5375">
                <text:p>-0.537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.351351351351">
                <text:p>131.351351351351</text:p>
              </table:table-cell>
              <table:table-cell office:value-type="float" office:value="-0.6025">
                <text:p>-0.6025</text:p>
              </table:table-cell>
              <table:table-cell office:value-type="float" office:value="0.7675">
                <text:p>0.7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6.216216216216">
                <text:p>136.216216216216</text:p>
              </table:table-cell>
              <table:table-cell office:value-type="float" office:value="-0.6625">
                <text:p>-0.662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1.081081081081">
                <text:p>141.081081081081</text:p>
              </table:table-cell>
              <table:table-cell office:value-type="float" office:value="-0.7125">
                <text:p>-0.712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5.945945945946">
                <text:p>145.945945945946</text:p>
              </table:table-cell>
              <table:table-cell office:value-type="float" office:value="-0.7625">
                <text:p>-0.7625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.810810810811">
                <text:p>150.810810810811</text:p>
              </table:table-cell>
              <table:table-cell office:value-type="float" office:value="-0.81">
                <text:p>-0.81</text:p>
              </table:table-cell>
              <table:table-cell office:value-type="float" office:value="0.5125">
                <text:p>0.5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5.675675675676">
                <text:p>155.675675675676</text:p>
              </table:table-cell>
              <table:table-cell office:value-type="float" office:value="-0.845">
                <text:p>-0.845</text:p>
              </table:table-cell>
              <table:table-cell office:value-type="float" office:value="0.4475">
                <text:p>0.44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0.540540540541">
                <text:p>160.540540540541</text:p>
              </table:table-cell>
              <table:table-cell office:value-type="float" office:value="-0.875">
                <text:p>-0.875</text:p>
              </table:table-cell>
              <table:table-cell office:value-type="float" office:value="0.3775">
                <text:p>0.3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5.405405405405">
                <text:p>165.405405405405</text:p>
              </table:table-cell>
              <table:table-cell office:value-type="float" office:value="-0.9025">
                <text:p>-0.9025</text:p>
              </table:table-cell>
              <table:table-cell office:value-type="float" office:value="0.3025">
                <text:p>0.30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.27027027027">
                <text:p>170.27027027027</text:p>
              </table:table-cell>
              <table:table-cell office:value-type="float" office:value="-0.925">
                <text:p>-0.9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5.135135135135">
                <text:p>175.135135135135</text:p>
              </table:table-cell>
              <table:table-cell office:value-type="float" office:value="-0.9375">
                <text:p>-0.9375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0">
                <text:p>180</text:p>
              </table:table-cell>
              <table:table-cell office:value-type="float" office:value="-0.9425">
                <text:p>-0.942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4.864864864865">
                <text:p>184.864864864865</text:p>
              </table:table-cell>
              <table:table-cell office:value-type="float" office:value="-0.9425">
                <text:p>-0.9425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9.72972972973">
                <text:p>189.72972972973</text:p>
              </table:table-cell>
              <table:table-cell office:value-type="float" office:value="-0.9325">
                <text:p>-0.9325</text:p>
              </table:table-cell>
              <table:table-cell office:value-type="float" office:value="-0.1125">
                <text:p>-0.1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4.594594594595">
                <text:p>194.594594594595</text:p>
              </table:table-cell>
              <table:table-cell office:value-type="float" office:value="-0.9175">
                <text:p>-0.9175</text:p>
              </table:table-cell>
              <table:table-cell office:value-type="float" office:value="-0.1875">
                <text:p>-0.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9.459459459459">
                <text:p>199.459459459459</text:p>
              </table:table-cell>
              <table:table-cell office:value-type="float" office:value="-0.895">
                <text:p>-0.895</text:p>
              </table:table-cell>
              <table:table-cell office:value-type="float" office:value="-0.2625">
                <text:p>-0.26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4.324324324324">
                <text:p>204.324324324324</text:p>
              </table:table-cell>
              <table:table-cell office:value-type="float" office:value="-0.8675">
                <text:p>-0.8675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9.189189189189">
                <text:p>209.189189189189</text:p>
              </table:table-cell>
              <table:table-cell office:value-type="float" office:value="-0.8325">
                <text:p>-0.8325</text:p>
              </table:table-cell>
              <table:table-cell office:value-type="float" office:value="-0.4125">
                <text:p>-0.4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4.054054054054">
                <text:p>214.054054054054</text:p>
              </table:table-cell>
              <table:table-cell office:value-type="float" office:value="-0.7875">
                <text:p>-0.7875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8.918918918919">
                <text:p>218.918918918919</text:p>
              </table:table-cell>
              <table:table-cell office:value-type="float" office:value="-0.74">
                <text:p>-0.74</text:p>
              </table:table-cell>
              <table:table-cell office:value-type="float" office:value="-0.5625">
                <text:p>-0.5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3.783783783784">
                <text:p>223.783783783784</text:p>
              </table:table-cell>
              <table:table-cell office:value-type="float" office:value="-0.685">
                <text:p>-0.685</text:p>
              </table:table-cell>
              <table:table-cell office:value-type="float" office:value="-0.6325">
                <text:p>-0.63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8.648648648649">
                <text:p>228.648648648649</text:p>
              </table:table-cell>
              <table:table-cell office:value-type="float" office:value="-0.6325">
                <text:p>-0.6325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3.513513513514">
                <text:p>233.513513513514</text:p>
              </table:table-cell>
              <table:table-cell office:value-type="float" office:value="-0.565">
                <text:p>-0.56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8.378378378378">
                <text:p>238.378378378378</text:p>
              </table:table-cell>
              <table:table-cell office:value-type="float" office:value="-0.5075">
                <text:p>-0.5075</text:p>
              </table:table-cell>
              <table:table-cell office:value-type="float" office:value="-0.795">
                <text:p>-0.7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3.243243243243">
                <text:p>243.243243243243</text:p>
              </table:table-cell>
              <table:table-cell office:value-type="float" office:value="-0.4375">
                <text:p>-0.4375</text:p>
              </table:table-cell>
              <table:table-cell office:value-type="float" office:value="-0.8425">
                <text:p>-0.84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8.108108108108">
                <text:p>248.108108108108</text:p>
              </table:table-cell>
              <table:table-cell office:value-type="float" office:value="-0.365">
                <text:p>-0.365</text:p>
              </table:table-cell>
              <table:table-cell office:value-type="float" office:value="-0.885">
                <text:p>-0.8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.972972972973">
                <text:p>252.972972972973</text:p>
              </table:table-cell>
              <table:table-cell office:value-type="float" office:value="-0.2875">
                <text:p>-0.2875</text:p>
              </table:table-cell>
              <table:table-cell office:value-type="float" office:value="-0.9225">
                <text:p>-0.9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7.837837837838">
                <text:p>257.837837837838</text:p>
              </table:table-cell>
              <table:table-cell office:value-type="float" office:value="-0.21">
                <text:p>-0.21</text:p>
              </table:table-cell>
              <table:table-cell office:value-type="float" office:value="-0.95">
                <text:p>-0.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2.702702702703">
                <text:p>262.702702702703</text:p>
              </table:table-cell>
              <table:table-cell office:value-type="float" office:value="-0.13">
                <text:p>-0.13</text:p>
              </table:table-cell>
              <table:table-cell office:value-type="float" office:value="-0.9725">
                <text:p>-0.97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7.567567567568">
                <text:p>267.567567567568</text:p>
              </table:table-cell>
              <table:table-cell office:value-type="float" office:value="-0.0475">
                <text:p>-0.0475</text:p>
              </table:table-cell>
              <table:table-cell office:value-type="float" office:value="-0.9825">
                <text:p>-0.98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2.432432432432">
                <text:p>272.432432432432</text:p>
              </table:table-cell>
              <table:table-cell office:value-type="float" office:value="0.0375">
                <text:p>0.0375</text:p>
              </table:table-cell>
              <table:table-cell office:value-type="float" office:value="-0.9875">
                <text:p>-0.9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7.297297297297">
                <text:p>277.297297297297</text:p>
              </table:table-cell>
              <table:table-cell office:value-type="float" office:value="0.1125">
                <text:p>0.1125</text:p>
              </table:table-cell>
              <table:table-cell office:value-type="float" office:value="-0.985">
                <text:p>-0.9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2.162162162162">
                <text:p>282.162162162162</text:p>
              </table:table-cell>
              <table:table-cell office:value-type="float" office:value="0.1925">
                <text:p>0.1925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7.027027027027">
                <text:p>287.027027027027</text:p>
              </table:table-cell>
              <table:table-cell office:value-type="float" office:value="0.27">
                <text:p>0.27</text:p>
              </table:table-cell>
              <table:table-cell office:value-type="float" office:value="-0.9525">
                <text:p>-0.95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1.891891891892">
                <text:p>291.891891891892</text:p>
              </table:table-cell>
              <table:table-cell office:value-type="float" office:value="0.3575">
                <text:p>0.3575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6.756756756757">
                <text:p>296.756756756757</text:p>
              </table:table-cell>
              <table:table-cell office:value-type="float" office:value="0.4275">
                <text:p>0.4275</text:p>
              </table:table-cell>
              <table:table-cell office:value-type="float" office:value="-0.885">
                <text:p>-0.88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1.621621621622">
                <text:p>301.621621621622</text:p>
              </table:table-cell>
              <table:table-cell office:value-type="float" office:value="0.495">
                <text:p>0.495</text:p>
              </table:table-cell>
              <table:table-cell office:value-type="float" office:value="-0.845">
                <text:p>-0.8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6.486486486486">
                <text:p>306.486486486486</text:p>
              </table:table-cell>
              <table:table-cell office:value-type="float" office:value="0.57">
                <text:p>0.57</text:p>
              </table:table-cell>
              <table:table-cell office:value-type="float" office:value="-0.795">
                <text:p>-0.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1.351351351351">
                <text:p>311.351351351351</text:p>
              </table:table-cell>
              <table:table-cell office:value-type="float" office:value="0.6375">
                <text:p>0.6375</text:p>
              </table:table-cell>
              <table:table-cell office:value-type="float" office:value="-0.735">
                <text:p>-0.7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6.216216216216">
                <text:p>316.216216216216</text:p>
              </table:table-cell>
              <table:table-cell office:value-type="float" office:value="0.6975">
                <text:p>0.6975</text:p>
              </table:table-cell>
              <table:table-cell office:value-type="float" office:value="-0.68">
                <text:p>-0.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1.081081081081">
                <text:p>321.081081081081</text:p>
              </table:table-cell>
              <table:table-cell office:value-type="float" office:value="0.75">
                <text:p>0.75</text:p>
              </table:table-cell>
              <table:table-cell office:value-type="float" office:value="-0.62">
                <text:p>-0.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5.945945945946">
                <text:p>325.945945945946</text:p>
              </table:table-cell>
              <table:table-cell office:value-type="float" office:value="0.8">
                <text:p>0.8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0.810810810811">
                <text:p>330.810810810811</text:p>
              </table:table-cell>
              <table:table-cell office:value-type="float" office:value="0.8475">
                <text:p>0.8475</text:p>
              </table:table-cell>
              <table:table-cell office:value-type="float" office:value="-0.475">
                <text:p>-0.4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.675675675676">
                <text:p>335.675675675676</text:p>
              </table:table-cell>
              <table:table-cell office:value-type="float" office:value="0.89">
                <text:p>0.89</text:p>
              </table:table-cell>
              <table:table-cell office:value-type="float" office:value="-0.4025">
                <text:p>-0.40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0.540540540541">
                <text:p>340.540540540541</text:p>
              </table:table-cell>
              <table:table-cell office:value-type="float" office:value="0.9225">
                <text:p>0.922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5.405405405405">
                <text:p>345.405405405405</text:p>
              </table:table-cell>
              <table:table-cell office:value-type="float" office:value="0.9525">
                <text:p>0.9525</text:p>
              </table:table-cell>
              <table:table-cell office:value-type="float" office:value="-0.235">
                <text:p>-0.2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0.27027027027">
                <text:p>350.27027027027</text:p>
              </table:table-cell>
              <table:table-cell office:value-type="float" office:value="0.975">
                <text:p>0.975</text:p>
              </table:table-cell>
              <table:table-cell office:value-type="float" office:value="-0.145">
                <text:p>-0.1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5.135135135135">
                <text:p>355.135135135135</text:p>
              </table:table-cell>
              <table:table-cell office:value-type="float" office:value="0.9875">
                <text:p>0.9875</text:p>
              </table:table-cell>
              <table:table-cell office:value-type="float" office:value="-0.0625">
                <text:p>-0.06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60">
                <text:p>360</text:p>
              </table:table-cell>
              <table:table-cell office:value-type="float" office:value="0.995">
                <text:p>0.995</text:p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